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3333" style:font-name="Verdana" fo:font-size="14pt" fo:font-weight="normal" style:font-size-asian="14pt" style:font-weight-asian="normal" style:font-size-complex="14pt" style:font-weight-complex="normal"/>
    </style:style>
    <style:style style:name="T2" style:family="text">
      <style:text-properties style:font-name="Verdana" fo:font-size="14pt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Übungsaufgabe Paketverwaltung Red Hat</text:p>
      <text:p text:style-name="P1"/>
      <text:p text:style-name="Standard"><text:span text:style-name="T2"><text:line-break/>Nehmen wir einmal an wir haben den Job in Pias Startup als Administrator oder Administratorin bekommen.<text:line-break/>Am Freitag sollen wir zu einem Kunden fahren und den Apache Web-Server unter CentOS installieren. <text:line-break/><text:line-break/><text:line-break/>1. Wie können wir vorgehen um uns auf diese Situation vorzubereiten?<text:line-break/><text:line-break/><text:line-break/><text:line-break/><text:line-break/>2. Suchen Sie zunächst nach einem passenden Paket<text:line-break/><text:line-break/></text:span><text:span text:style-name="T1"><text:line-break/></text:span></text:p>
      <text:p text:style-name="Standard"><text:span text:style-name="T2">3. Lassen Sie sich die Informationen zu dem Paket anzeigen<text:line-break/><text:line-break/></text:span><text:span text:style-name="T2"><text:line-break/><text:line-break/>4. Installieren Sie das Paket<text:line-break/><text:line-break/></text:span><text:span text:style-name="T2"><text:line-break/><text:line-break/>5. Prüfen und Installieren Sie ggf. Updates<text:line-break/><text:line-break/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7-29T08:06:17.68</meta:creation-date>
    <dc:date>2020-05-20T09:06:06.50</dc:date>
    <meta:editing-duration>PT10H2M28S</meta:editing-duration>
    <meta:editing-cycles>14</meta:editing-cycles>
    <meta:generator>OpenOffice/4.1.7$Win32 OpenOffice.org_project/417m1$Build-9800</meta:generator>
    <meta:print-date>2019-08-21T15:45:37.61</meta:print-date>
    <meta:document-statistic meta:table-count="0" meta:image-count="0" meta:object-count="0" meta:page-count="1" meta:paragraph-count="3" meta:word-count="76" meta:character-count="509"/>
  </office:meta>
</office:document-meta>
</file>